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ccccff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/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9" table:default-cell-style-name="ce33"/>
        <table:table-column table:style-name="co2" table:default-cell-style-name="ce33"/>
        <table:table-column table:style-name="co3" table:default-cell-style-name="ce33"/>
        <table:table-column table:style-name="co1" table:number-columns-repeated="7" table:default-cell-style-name="ce33"/>
        <table:table-column table:style-name="co4" table:number-columns-repeated="1006" table:default-cell-style-name="ce33"/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DATA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Vanilla Weapons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Tics / sec</text:p>
          </table:table-cell>
          <table:table-cell table:style-name="ce35" office:value-type="string" calcext:value-type="string">
            <text:p>tics /min</text:p>
          </table:table-cell>
          <table:table-cell table:number-columns-repeated="1010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3]*60)" office:value-type="float" office:value="2100" calcext:value-type="float">
            <text:p>2100</text:p>
          </table:table-cell>
          <table:table-cell table:number-columns-repeated="1010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4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5]/60)" office:value-type="float" office:value="17.5" calcext:value-type="float">
            <text:p>17.5</text:p>
          </table:table-cell>
          <table:table-cell table:style-name="ce41" table:formula="of:=SUM([.F5]/60)" office:value-type="float" office:value="96.25" calcext:value-type="float">
            <text:p>96.25</text:p>
          </table:table-cell>
          <table:table-cell table:style-name="ce41" table:formula="of:=SUM([.G5]/60)" office:value-type="float" office:value="175" calcext:value-type="float">
            <text:p>175</text:p>
          </table:table-cell>
          <table:table-cell table:style-name="ce45" table:formula="of:=SUM([.H5]*[.J5])" office:value-type="float" office:value="1050" calcext:value-type="float">
            <text:p>1050</text:p>
          </table:table-cell>
          <table:table-cell table:style-name="ce45" table:formula="of:=SUM(([.E5]+[.G5])/2)" office:value-type="float" office:value="5775" calcext:value-type="float">
            <text:p>5775</text:p>
          </table:table-cell>
          <table:table-cell table:style-name="ce45" table:formula="of:=SUM([.H5]*[.K5])" office:value-type="float" office:value="10500" calcext:value-type="float">
            <text:p>10500</text:p>
          </table:table-cell>
          <table:table-cell table:style-name="ce45" table:formula="of:=SUM([.N3]/[.I5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5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6]/60)" office:value-type="float" office:value="41.1764705882353" calcext:value-type="float">
            <text:p>41.1764705882353</text:p>
          </table:table-cell>
          <table:table-cell table:style-name="ce42" table:formula="of:=SUM([.F6]/60)" office:value-type="float" office:value="226.470588235294" calcext:value-type="float">
            <text:p>226.470588235294</text:p>
          </table:table-cell>
          <table:table-cell table:style-name="ce42" table:formula="of:=SUM([.G6]/60)" office:value-type="float" office:value="411.764705882353" calcext:value-type="float">
            <text:p>411.764705882353</text:p>
          </table:table-cell>
          <table:table-cell table:style-name="ce46" table:formula="of:=SUM([.H6]*[.J6])" office:value-type="float" office:value="2470.58823529412" calcext:value-type="float">
            <text:p>2470.58823529412</text:p>
          </table:table-cell>
          <table:table-cell table:style-name="ce46" table:formula="of:=SUM(([.E6]+[.G6])/2)" office:value-type="float" office:value="13588.2352941176" calcext:value-type="float">
            <text:p>13588.2352941176</text:p>
          </table:table-cell>
          <table:table-cell table:style-name="ce46" table:formula="of:=SUM([.H6]*[.K6])" office:value-type="float" office:value="24705.8823529412" calcext:value-type="float">
            <text:p>24705.8823529412</text:p>
          </table:table-cell>
          <table:table-cell table:style-name="ce46" table:formula="of:=SUM([.N4]/[.I6])" office:value-type="float" office:value="123.529411764706" calcext:value-type="float">
            <text:p>123.52941176470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6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7]/60)" office:value-type="float" office:value="4.11764705882353" calcext:value-type="float">
            <text:p>4.11764705882353</text:p>
          </table:table-cell>
          <table:table-cell table:style-name="ce41" table:formula="of:=SUM([.F7]/60)" office:value-type="float" office:value="22.6470588235294" calcext:value-type="float">
            <text:p>22.6470588235294</text:p>
          </table:table-cell>
          <table:table-cell table:style-name="ce41" table:formula="of:=SUM([.G7]/60)" office:value-type="float" office:value="41.1764705882353" calcext:value-type="float">
            <text:p>41.1764705882353</text:p>
          </table:table-cell>
          <table:table-cell table:style-name="ce45" table:formula="of:=SUM([.H7]*[.J7])" office:value-type="float" office:value="247.058823529412" calcext:value-type="float">
            <text:p>247.058823529412</text:p>
          </table:table-cell>
          <table:table-cell table:style-name="ce45" table:formula="of:=SUM(([.E7]+[.G7])/2)" office:value-type="float" office:value="1358.82352941176" calcext:value-type="float">
            <text:p>1358.82352941176</text:p>
          </table:table-cell>
          <table:table-cell table:style-name="ce45" table:formula="of:=SUM([.H7]*[.K7])" office:value-type="float" office:value="2470.58823529412" calcext:value-type="float">
            <text:p>2470.58823529412</text:p>
          </table:table-cell>
          <table:table-cell table:style-name="ce45" table:formula="of:=SUM([.N5]/[.I7])" office:value-type="float" office:value="123.529411764706" calcext:value-type="float">
            <text:p>123.529411764706</text:p>
          </table:table-cell>
          <table:table-cell table:style-name="ce45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7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8]/60)" office:value-type="float" office:value="12.5" calcext:value-type="float">
            <text:p>12.5</text:p>
          </table:table-cell>
          <table:table-cell table:style-name="ce42" table:formula="of:=SUM([.F8]/60)" office:value-type="float" office:value="25" calcext:value-type="float">
            <text:p>25</text:p>
          </table:table-cell>
          <table:table-cell table:style-name="ce42" table:formula="of:=SUM([.G8]/60)" office:value-type="float" office:value="37.5" calcext:value-type="float">
            <text:p>37.5</text:p>
          </table:table-cell>
          <table:table-cell table:style-name="ce46" table:formula="of:=SUM([.H8]*[.J8])" office:value-type="float" office:value="750" calcext:value-type="float">
            <text:p>750</text:p>
          </table:table-cell>
          <table:table-cell table:style-name="ce46" table:formula="of:=SUM(([.E8]+[.G8])/2)" office:value-type="float" office:value="1500" calcext:value-type="float">
            <text:p>1500</text:p>
          </table:table-cell>
          <table:table-cell table:style-name="ce46" table:formula="of:=SUM([.H8]*[.K8])" office:value-type="float" office:value="2250" calcext:value-type="float">
            <text:p>2250</text:p>
          </table:table-cell>
          <table:table-cell table:style-name="ce46" table:formula="of:=SUM([.N6]/[.I8])"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8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9]/60)" office:value-type="float" office:value="33.1081081081081" calcext:value-type="float">
            <text:p>33.1081081081081</text:p>
          </table:table-cell>
          <table:table-cell table:style-name="ce41" table:formula="of:=SUM([.F9]/60)" office:value-type="float" office:value="66.2162162162162" calcext:value-type="float">
            <text:p>66.2162162162162</text:p>
          </table:table-cell>
          <table:table-cell table:style-name="ce41" table:formula="of:=SUM([.G9]/60)" office:value-type="float" office:value="99.3243243243243" calcext:value-type="float">
            <text:p>99.3243243243243</text:p>
          </table:table-cell>
          <table:table-cell table:style-name="ce45" table:formula="of:=SUM([.H9]*[.J9])" office:value-type="float" office:value="1986.48648648649" calcext:value-type="float">
            <text:p>1986.48648648649</text:p>
          </table:table-cell>
          <table:table-cell table:style-name="ce45" table:formula="of:=SUM(([.E9]+[.G9])/2)" office:value-type="float" office:value="3972.97297297297" calcext:value-type="float">
            <text:p>3972.97297297297</text:p>
          </table:table-cell>
          <table:table-cell table:style-name="ce45" table:formula="of:=SUM([.H9]*[.K9])" office:value-type="float" office:value="5959.45945945946" calcext:value-type="float">
            <text:p>5959.45945945946</text:p>
          </table:table-cell>
          <table:table-cell table:style-name="ce45" table:formula="of:=SUM([.N7]/[.I9])" office:value-type="float" office:value="56.7567567567568" calcext:value-type="float">
            <text:p>56.7567567567568</text:p>
          </table:table-cell>
          <table:table-cell table:style-name="ce45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5" calcext:value-type="float">
            <text:p>10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9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10]/60)" office:value-type="float" office:value="43.75" calcext:value-type="float">
            <text:p>43.75</text:p>
          </table:table-cell>
          <table:table-cell table:style-name="ce42" table:formula="of:=SUM([.F10]/60)" office:value-type="float" office:value="87.5" calcext:value-type="float">
            <text:p>87.5</text:p>
          </table:table-cell>
          <table:table-cell table:style-name="ce42" table:formula="of:=SUM([.G10]/60)" office:value-type="float" office:value="131.25" calcext:value-type="float">
            <text:p>131.25</text:p>
          </table:table-cell>
          <table:table-cell table:style-name="ce46" table:formula="of:=SUM([.H10]*[.J10])" office:value-type="float" office:value="2625" calcext:value-type="float">
            <text:p>2625</text:p>
          </table:table-cell>
          <table:table-cell table:style-name="ce46" table:formula="of:=SUM(([.E10]+[.G10])/2)" office:value-type="float" office:value="5250" calcext:value-type="float">
            <text:p>5250</text:p>
          </table:table-cell>
          <table:table-cell table:style-name="ce46" table:formula="of:=SUM([.H10]*[.K10])" office:value-type="float" office:value="7875" calcext:value-type="float">
            <text:p>7875</text:p>
          </table:table-cell>
          <table:table-cell table:style-name="ce46" table:formula="of:=SUM([.N8]/[.I10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0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11]/60)" office:value-type="float" office:value="64.4736842105263" calcext:value-type="float">
            <text:p>64.4736842105263</text:p>
          </table:table-cell>
          <table:table-cell table:style-name="ce41" table:formula="of:=SUM([.F11]/60)" office:value-type="float" office:value="128.947368421053" calcext:value-type="float">
            <text:p>128.947368421053</text:p>
          </table:table-cell>
          <table:table-cell table:style-name="ce41" table:formula="of:=SUM([.G11]/60)" office:value-type="float" office:value="193.421052631579" calcext:value-type="float">
            <text:p>193.421052631579</text:p>
          </table:table-cell>
          <table:table-cell table:style-name="ce45" table:formula="of:=SUM([.H11]*[.J11])" office:value-type="float" office:value="3868.42105263158" calcext:value-type="float">
            <text:p>3868.42105263158</text:p>
          </table:table-cell>
          <table:table-cell table:style-name="ce45" table:formula="of:=SUM(([.E11]+[.G11])/2)" office:value-type="float" office:value="7736.84210526316" calcext:value-type="float">
            <text:p>7736.84210526316</text:p>
          </table:table-cell>
          <table:table-cell table:style-name="ce45" table:formula="of:=SUM([.H11]*[.K11])" office:value-type="float" office:value="11605.2631578947" calcext:value-type="float">
            <text:p>11605.2631578947</text:p>
          </table:table-cell>
          <table:table-cell table:style-name="ce45" table:formula="of:=SUM([.N9]/[.I11])" office:value-type="float" office:value="36.8421052631579" calcext:value-type="float">
            <text:p>36.8421052631579</text:p>
          </table:table-cell>
          <table:table-cell table:style-name="ce45" office:value-type="float" office:value="57" calcext:value-type="float">
            <text:p>5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15" calcext:value-type="float">
            <text:p>3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1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12]/60)" office:value-type="float" office:value="259" calcext:value-type="float">
            <text:p>259</text:p>
          </table:table-cell>
          <table:table-cell table:style-name="ce42" table:formula="of:=SUM([.F12]/60)" office:value-type="float" office:value="381.5" calcext:value-type="float">
            <text:p>381.5</text:p>
          </table:table-cell>
          <table:table-cell table:style-name="ce42" table:formula="of:=SUM([.G12]/60)" office:value-type="float" office:value="504" calcext:value-type="float">
            <text:p>504</text:p>
          </table:table-cell>
          <table:table-cell table:style-name="ce46" table:formula="of:=SUM([.H12]*[.J12])" office:value-type="float" office:value="15540" calcext:value-type="float">
            <text:p>15540</text:p>
          </table:table-cell>
          <table:table-cell table:style-name="ce46" table:formula="of:=SUM(([.E12]+[.G12])/2)" office:value-type="float" office:value="22890" calcext:value-type="float">
            <text:p>22890</text:p>
          </table:table-cell>
          <table:table-cell table:style-name="ce46" table:formula="of:=SUM([.H12]*[.K12])" office:value-type="float" office:value="30240" calcext:value-type="float">
            <text:p>30240</text:p>
          </table:table-cell>
          <table:table-cell table:style-name="ce46" table:formula="of:=SUM([.N10]/[.I12])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2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13]/60)" office:value-type="float" office:value="58.3333333333333" calcext:value-type="float">
            <text:p>58.3333333333333</text:p>
          </table:table-cell>
          <table:table-cell table:style-name="ce41" table:formula="of:=SUM([.F13]/60)" office:value-type="float" office:value="262.5" calcext:value-type="float">
            <text:p>262.5</text:p>
          </table:table-cell>
          <table:table-cell table:style-name="ce41" table:formula="of:=SUM([.G13]/60)" office:value-type="float" office:value="466.666666666667" calcext:value-type="float">
            <text:p>466.666666666667</text:p>
          </table:table-cell>
          <table:table-cell table:style-name="ce45" table:formula="of:=SUM([.H13]*[.J13])" office:value-type="float" office:value="3500" calcext:value-type="float">
            <text:p>3500</text:p>
          </table:table-cell>
          <table:table-cell table:style-name="ce45" table:formula="of:=SUM(([.E13]+[.G13])/2)" office:value-type="float" office:value="15750" calcext:value-type="float">
            <text:p>15750</text:p>
          </table:table-cell>
          <table:table-cell table:style-name="ce45" table:formula="of:=SUM([.H13]*[.K13])" office:value-type="float" office:value="28000" calcext:value-type="float">
            <text:p>28000</text:p>
          </table:table-cell>
          <table:table-cell table:style-name="ce45" table:formula="of:=SUM([.N11]/[.I13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0" calcext:value-type="float">
            <text:p>4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3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formula="of:=SUM([.E14]/60)" office:value-type="float" office:value="1802.5" calcext:value-type="float">
            <text:p>1802.5</text:p>
          </table:table-cell>
          <table:table-cell table:style-name="ce42" table:formula="of:=SUM([.F14]/60)" office:value-type="float" office:value="2738.75" calcext:value-type="float">
            <text:p>2738.75</text:p>
          </table:table-cell>
          <table:table-cell table:style-name="ce42" table:formula="of:=SUM([.G14]/60)" office:value-type="float" office:value="3675" calcext:value-type="float">
            <text:p>3675</text:p>
          </table:table-cell>
          <table:table-cell table:style-name="ce46" table:formula="of:=SUM([.H14]*[.J14])" office:value-type="float" office:value="108150" calcext:value-type="float">
            <text:p>108150</text:p>
          </table:table-cell>
          <table:table-cell table:style-name="ce46" table:formula="of:=SUM(([.E14]+[.G14])/2)" office:value-type="float" office:value="164325" calcext:value-type="float">
            <text:p>164325</text:p>
          </table:table-cell>
          <table:table-cell table:style-name="ce46" table:formula="of:=SUM([.H14]*[.K14])" office:value-type="float" office:value="220500" calcext:value-type="float">
            <text:p>220500</text:p>
          </table:table-cell>
          <table:table-cell table:style-name="ce46" table:formula="of:=SUM([.N12]/[.I14])" office:value-type="float" office:value="52.5" calcext:value-type="float">
            <text:p>52.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4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9" table:number-columns-repeated="7"/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formula="of:=SUM([.M15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6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7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4" office:value-type="string" calcext:value-type="string">
            <text:p>Rebalance Weapons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formula="of:=SUM([.M18]*60)" office:value-type="float" office:value="2100" calcext:value-type="float">
            <text:p>2100</text:p>
          </table:table-cell>
          <table:table-cell table:style-name="ce44"/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19]*60)" office:value-type="float" office:value="2100" calcext:value-type="float">
            <text:p>210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M20]*60)" office:value-type="float" office:value="2100" calcext:value-type="float">
            <text:p>2100</text:p>
          </table:table-cell>
          <table:table-cell table:style-name="ce44"/>
          <table:table-cell table:number-columns-repeated="1009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21]/60)" office:value-type="float" office:value="17.5" calcext:value-type="float">
            <text:p>17.5</text:p>
          </table:table-cell>
          <table:table-cell table:style-name="ce41" table:formula="of:=SUM([.F21]/60)" office:value-type="float" office:value="96.25" calcext:value-type="float">
            <text:p>96.25</text:p>
          </table:table-cell>
          <table:table-cell table:style-name="ce41" table:formula="of:=SUM([.G21]/60)" office:value-type="float" office:value="175" calcext:value-type="float">
            <text:p>175</text:p>
          </table:table-cell>
          <table:table-cell table:style-name="ce45" table:formula="of:=SUM([.H21]*[.J21])" office:value-type="float" office:value="1050" calcext:value-type="float">
            <text:p>1050</text:p>
          </table:table-cell>
          <table:table-cell table:style-name="ce45" table:formula="of:=SUM(([.E21]+[.G21])/2)" office:value-type="float" office:value="5775" calcext:value-type="float">
            <text:p>5775</text:p>
          </table:table-cell>
          <table:table-cell table:style-name="ce45" table:formula="of:=SUM([.H21]*[.K21])" office:value-type="float" office:value="10500" calcext:value-type="float">
            <text:p>10500</text:p>
          </table:table-cell>
          <table:table-cell table:style-name="ce45" table:formula="of:=SUM([.N3]/[.I21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22]/60)" office:value-type="float" office:value="218.75" calcext:value-type="float">
            <text:p>218.75</text:p>
          </table:table-cell>
          <table:table-cell table:style-name="ce42" table:formula="of:=SUM([.F22]/60)" office:value-type="float" office:value="437.5" calcext:value-type="float">
            <text:p>437.5</text:p>
          </table:table-cell>
          <table:table-cell table:style-name="ce42" table:formula="of:=SUM([.G22]/60)" office:value-type="float" office:value="656.25" calcext:value-type="float">
            <text:p>656.25</text:p>
          </table:table-cell>
          <table:table-cell table:style-name="ce46" table:formula="of:=SUM([.H22]*[.J22])" office:value-type="float" office:value="13125" calcext:value-type="float">
            <text:p>13125</text:p>
          </table:table-cell>
          <table:table-cell table:style-name="ce46" table:formula="of:=SUM(([.E22]+[.G22])/2)" office:value-type="float" office:value="26250" calcext:value-type="float">
            <text:p>26250</text:p>
          </table:table-cell>
          <table:table-cell table:style-name="ce46" table:formula="of:=SUM([.H22]*[.K22])" office:value-type="float" office:value="39375" calcext:value-type="float">
            <text:p>39375</text:p>
          </table:table-cell>
          <table:table-cell table:style-name="ce46" table:formula="of:=SUM([.N3]/[.I22])" office:value-type="float" office:value="131.25" calcext:value-type="float">
            <text:p>131.25</text:p>
          </table:table-cell>
          <table:table-cell office:value-type="float" office:value="16" calcext:value-type="float">
            <text:p>16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table:formula="of:=SUM([.J22]*3)" office:value-type="float" office:value="300" calcext:value-type="float">
            <text:p>300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23]/60)" office:value-type="float" office:value="21.875" calcext:value-type="float">
            <text:p>21.875</text:p>
          </table:table-cell>
          <table:table-cell table:style-name="ce41" table:formula="of:=SUM([.F23]/60)" office:value-type="float" office:value="43.75" calcext:value-type="float">
            <text:p>43.75</text:p>
          </table:table-cell>
          <table:table-cell table:style-name="ce41" table:formula="of:=SUM([.G23]/60)" office:value-type="float" office:value="65.625" calcext:value-type="float">
            <text:p>65.625</text:p>
          </table:table-cell>
          <table:table-cell table:style-name="ce45" table:formula="of:=SUM([.H23]*[.J23])" office:value-type="float" office:value="1312.5" calcext:value-type="float">
            <text:p>1312.5</text:p>
          </table:table-cell>
          <table:table-cell table:style-name="ce45" table:formula="of:=SUM(([.E23]+[.G23])/2)" office:value-type="float" office:value="2625" calcext:value-type="float">
            <text:p>2625</text:p>
          </table:table-cell>
          <table:table-cell table:style-name="ce45" table:formula="of:=SUM([.H23]*[.K23])" office:value-type="float" office:value="3937.5" calcext:value-type="float">
            <text:p>3937.5</text:p>
          </table:table-cell>
          <table:table-cell table:style-name="ce45" table:formula="of:=SUM([.N3]/[.I23])" office:value-type="float" office:value="131.25" calcext:value-type="float">
            <text:p>131.25</text:p>
          </table:table-cell>
          <table:table-cell table:style-name="ce45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J23]*3)" office:value-type="float" office:value="30" calcext:value-type="float">
            <text:p>30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24]/60)" office:value-type="float" office:value="20.4166666666667" calcext:value-type="float">
            <text:p>20.4166666666667</text:p>
          </table:table-cell>
          <table:table-cell table:style-name="ce42" table:formula="of:=SUM([.F24]/60)" office:value-type="float" office:value="40.8333333333333" calcext:value-type="float">
            <text:p>40.8333333333333</text:p>
          </table:table-cell>
          <table:table-cell table:style-name="ce42" table:formula="of:=SUM([.G24]/60)" office:value-type="float" office:value="61.25" calcext:value-type="float">
            <text:p>61.25</text:p>
          </table:table-cell>
          <table:table-cell table:style-name="ce46" table:formula="of:=SUM([.H24]*[.J24])" office:value-type="float" office:value="1225" calcext:value-type="float">
            <text:p>1225</text:p>
          </table:table-cell>
          <table:table-cell table:style-name="ce46" table:formula="of:=SUM(([.E24]+[.G24])/2)" office:value-type="float" office:value="2450" calcext:value-type="float">
            <text:p>2450</text:p>
          </table:table-cell>
          <table:table-cell table:style-name="ce46" table:formula="of:=SUM([.H24]*[.K24])" office:value-type="float" office:value="3675" calcext:value-type="float">
            <text:p>3675</text:p>
          </table:table-cell>
          <table:table-cell table:style-name="ce46" table:formula="of:=SUM([.N3]/[.I24])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formula="of:=SUM([.J24]*3)" office:value-type="float" office:value="21" calcext:value-type="float">
            <text:p>21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25]/60)" office:value-type="float" office:value="75.1219512195122" calcext:value-type="float">
            <text:p>75.1219512195122</text:p>
          </table:table-cell>
          <table:table-cell table:style-name="ce41" table:formula="of:=SUM([.F25]/60)" office:value-type="float" office:value="150.243902439024" calcext:value-type="float">
            <text:p>150.243902439024</text:p>
          </table:table-cell>
          <table:table-cell table:style-name="ce41" table:formula="of:=SUM([.G25]/60)" office:value-type="float" office:value="225.365853658537" calcext:value-type="float">
            <text:p>225.365853658537</text:p>
          </table:table-cell>
          <table:table-cell table:style-name="ce45" table:formula="of:=SUM([.H25]*[.J25])" office:value-type="float" office:value="4507.31707317073" calcext:value-type="float">
            <text:p>4507.31707317073</text:p>
          </table:table-cell>
          <table:table-cell table:style-name="ce45" table:formula="of:=SUM(([.E25]+[.G25])/2)" office:value-type="float" office:value="9014.63414634146" calcext:value-type="float">
            <text:p>9014.63414634146</text:p>
          </table:table-cell>
          <table:table-cell table:style-name="ce45" table:formula="of:=SUM([.H25]*[.K25])" office:value-type="float" office:value="13521.9512195122" calcext:value-type="float">
            <text:p>13521.9512195122</text:p>
          </table:table-cell>
          <table:table-cell table:style-name="ce45" table:formula="of:=SUM([.N3]/[.I25])" office:value-type="float" office:value="51.219512195122" calcext:value-type="float">
            <text:p>51.219512195122</text:p>
          </table:table-cell>
          <table:table-cell table:style-name="ce45" office:value-type="float" office:value="41" calcext:value-type="float">
            <text:p>41</text:p>
          </table:table-cell>
          <table:table-cell table:style-name="ce37" office:value-type="float" office:value="88" calcext:value-type="float">
            <text:p>88</text:p>
          </table:table-cell>
          <table:table-cell table:style-name="ce37" table:formula="of:=SUM([.J25]*3)" office:value-type="float" office:value="264" calcext:value-type="float">
            <text:p>264</text:p>
          </table:table-cell>
          <table:table-cell table:style-name="ce46" table:number-columns-repeated="1013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26]/60)" office:value-type="float" office:value="78.75" calcext:value-type="float">
            <text:p>78.75</text:p>
          </table:table-cell>
          <table:table-cell table:style-name="ce42" table:formula="of:=SUM([.F26]/60)" office:value-type="float" office:value="157.5" calcext:value-type="float">
            <text:p>157.5</text:p>
          </table:table-cell>
          <table:table-cell table:style-name="ce42" table:formula="of:=SUM([.G26]/60)" office:value-type="float" office:value="236.25" calcext:value-type="float">
            <text:p>236.25</text:p>
          </table:table-cell>
          <table:table-cell table:style-name="ce46" table:formula="of:=SUM([.H26]*[.J26])" office:value-type="float" office:value="4725" calcext:value-type="float">
            <text:p>4725</text:p>
          </table:table-cell>
          <table:table-cell table:style-name="ce46" table:formula="of:=SUM(([.E26]+[.G26])/2)" office:value-type="float" office:value="9450" calcext:value-type="float">
            <text:p>9450</text:p>
          </table:table-cell>
          <table:table-cell table:style-name="ce46" table:formula="of:=SUM([.H26]*[.K26])" office:value-type="float" office:value="14175" calcext:value-type="float">
            <text:p>14175</text:p>
          </table:table-cell>
          <table:table-cell table:style-name="ce46" table:formula="of:=SUM([.N3]/[.I26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formula="of:=SUM([.J26]*3)" office:value-type="float" office:value="27" calcext:value-type="float">
            <text:p>27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27]/60)" office:value-type="float" office:value="148.076923076923" calcext:value-type="float">
            <text:p>148.076923076923</text:p>
          </table:table-cell>
          <table:table-cell table:style-name="ce41" table:formula="of:=SUM([.F27]/60)" office:value-type="float" office:value="296.153846153846" calcext:value-type="float">
            <text:p>296.153846153846</text:p>
          </table:table-cell>
          <table:table-cell table:style-name="ce41" table:formula="of:=SUM([.G27]/60)" office:value-type="float" office:value="444.230769230769" calcext:value-type="float">
            <text:p>444.230769230769</text:p>
          </table:table-cell>
          <table:table-cell table:style-name="ce45" table:formula="of:=SUM([.H27]*[.J27])" office:value-type="float" office:value="8884.61538461539" calcext:value-type="float">
            <text:p>8884.61538461539</text:p>
          </table:table-cell>
          <table:table-cell table:style-name="ce45" table:formula="of:=SUM(([.E27]+[.G27])/2)" office:value-type="float" office:value="17769.2307692308" calcext:value-type="float">
            <text:p>17769.2307692308</text:p>
          </table:table-cell>
          <table:table-cell table:style-name="ce45" table:formula="of:=SUM([.H27]*[.K27])" office:value-type="float" office:value="26653.8461538462" calcext:value-type="float">
            <text:p>26653.8461538462</text:p>
          </table:table-cell>
          <table:table-cell table:style-name="ce45" table:formula="of:=SUM([.N3]/[.I27])" office:value-type="float" office:value="40.3846153846154" calcext:value-type="float">
            <text:p>40.3846153846154</text:p>
          </table:table-cell>
          <table:table-cell table:style-name="ce45" office:value-type="float" office:value="52" calcext:value-type="float">
            <text:p>52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table:formula="of:=SUM([.J27]*3)" office:value-type="float" office:value="660" calcext:value-type="float">
            <text:p>660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28]/60)" office:value-type="float" office:value="280" calcext:value-type="float">
            <text:p>280</text:p>
          </table:table-cell>
          <table:table-cell table:style-name="ce42" table:formula="of:=SUM([.F28]/60)" office:value-type="float" office:value="560" calcext:value-type="float">
            <text:p>560</text:p>
          </table:table-cell>
          <table:table-cell table:style-name="ce42" table:formula="of:=SUM([.G28]/60)" office:value-type="float" office:value="840" calcext:value-type="float">
            <text:p>840</text:p>
          </table:table-cell>
          <table:table-cell table:style-name="ce46" table:formula="of:=SUM([.H28]*[.J28])" office:value-type="float" office:value="16800" calcext:value-type="float">
            <text:p>16800</text:p>
          </table:table-cell>
          <table:table-cell table:style-name="ce46" table:formula="of:=SUM(([.E28]+[.G28])/2)" office:value-type="float" office:value="33600" calcext:value-type="float">
            <text:p>33600</text:p>
          </table:table-cell>
          <table:table-cell table:style-name="ce46" table:formula="of:=SUM([.H28]*[.K28])" office:value-type="float" office:value="50400" calcext:value-type="float">
            <text:p>50400</text:p>
          </table:table-cell>
          <table:table-cell table:style-name="ce46" table:formula="of:=SUM([.N3]/[.I28])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table:formula="of:=SUM([.J28]*3)" office:value-type="float" office:value="600" calcext:value-type="float">
            <text:p>600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29]/60)" office:value-type="float" office:value="198.333333333333" calcext:value-type="float">
            <text:p>198.333333333333</text:p>
          </table:table-cell>
          <table:table-cell table:style-name="ce41" table:formula="of:=SUM([.F29]/60)" office:value-type="float" office:value="396.666666666667" calcext:value-type="float">
            <text:p>396.666666666667</text:p>
          </table:table-cell>
          <table:table-cell table:style-name="ce41" table:formula="of:=SUM([.G29]/60)" office:value-type="float" office:value="595" calcext:value-type="float">
            <text:p>595</text:p>
          </table:table-cell>
          <table:table-cell table:style-name="ce45" table:formula="of:=SUM([.H29]*[.J29])" office:value-type="float" office:value="11900" calcext:value-type="float">
            <text:p>11900</text:p>
          </table:table-cell>
          <table:table-cell table:style-name="ce45" table:formula="of:=SUM(([.E29]+[.G29])/2)" office:value-type="float" office:value="23800" calcext:value-type="float">
            <text:p>23800</text:p>
          </table:table-cell>
          <table:table-cell table:style-name="ce45" table:formula="of:=SUM([.H29]*[.K29])" office:value-type="float" office:value="35700" calcext:value-type="float">
            <text:p>35700</text:p>
          </table:table-cell>
          <table:table-cell table:style-name="ce45" table:formula="of:=SUM([.N3]/[.I29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formula="of:=SUM([.J29]*3)" office:value-type="float" office:value="51" calcext:value-type="float">
            <text:p>51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number-columns-repeated="3"/>
          <table:table-cell table:style-name="ce46" table:number-columns-repeated="4"/>
          <table:table-cell table:style-name="ce38" table:number-columns-repeated="3"/>
          <table:table-cell table:style-name="ce46"/>
          <table:table-cell table:style-name="ce46" office:value-type="string" calcext:value-type="string">
            <text:p>Original data from website (not actually completely accurate!)</text:p>
          </table:table-cell>
          <table:table-cell table:style-name="ce46"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DPS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ROF</text:p>
          </table:table-cell>
          <table:table-cell table:style-name="ce35" office:value-type="string" calcext:value-type="string">
            <text:p>DMG</text:p>
          </table:table-cell>
          <table:table-cell table:style-name="ce35" office:value-type="string" calcext:value-type="string">
            <text:p>MEAN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39" table:number-columns-repeated="2"/>
          <table:table-cell table:number-columns-repeated="6"/>
          <table:table-cell table:style-name="ce38" office:value-type="string" calcext:value-type="string">
            <text:p>Chainsaw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35"/>
          <table:table-cell table:style-name="ce43" table:number-columns-repeated="2"/>
          <table:table-cell table:style-name="ce35"/>
          <table:table-cell table:style-name="ce43" table:number-columns-repeated="2"/>
          <table:table-cell table:style-name="ce35"/>
          <table:table-cell table:style-name="ce43"/>
          <table:table-cell table:style-name="ce35"/>
          <table:table-cell table:style-name="ce39"/>
          <table:table-cell/>
          <table:table-cell table:style-name="ce38" office:value-type="string" calcext:value-type="string">
            <text:p>Berserk Fist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0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Fist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Pistol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Shotgun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string" calcext:value-type="string">
            <text:p>7d3 x 5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Chaingun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SSG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21d3 x 5</text:p>
          </table:table-cell>
          <table:table-cell table:style-name="ce38" office:value-type="float" office:value="210" calcext:value-type="float">
            <text:p>2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Rocket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string" calcext:value-type="string">
            <text:p>d8 x 20 + 128</text:p>
          </table:table-cell>
          <table:table-cell table:style-name="ce38" office:value-type="float" office:value="218" calcext:value-type="float">
            <text:p>218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Plasma Gun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string" calcext:value-type="string">
            <text:p>d8 x 5</text:p>
          </table:table-cell>
          <table:table-cell table:style-name="ce38" office:value-type="float" office:value="22.5" calcext:value-type="float">
            <text:p>22.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8"/>
          <table:table-cell table:style-name="ce38" office:value-type="string" calcext:value-type="string">
            <text:p>BFG 9000</text:p>
          </table:table-cell>
          <table:table-cell table:style-name="ce38" office:value-type="float" office:value="2900" calcext:value-type="float">
            <text:p>290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string" calcext:value-type="string">
            <text:p>d8 x 100</text:p>
          </table:table-cell>
          <table:table-cell table:style-name="ce38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mies" table:style-name="ta1">
        <table:table-column table:style-name="co4" table:default-cell-style-name="ce44"/>
        <table:table-column table:style-name="co4" table:number-columns-repeated="3" table:default-cell-style-name="ce38"/>
        <table:table-row table:style-name="ro2"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</table:table-row>
        <table:table-row table:style-name="ro2">
          <table:table-cell table:style-name="ce35" table:number-columns-repeated="4"/>
        </table:table-row>
        <table:table-row table:style-name="ro2"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</table:table-row>
        <table:table-row table:style-name="ro2">
          <table:table-cell office:value-type="string" calcext:value-type="string">
            <text:p>Zombiem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Lost Sou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Cacodemon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Hell Knight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Arachnotro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ncubus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Baron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piderdemon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yberdemon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style-name="ce33"/>
          <table:table-cell table:style-name="ce44" table:number-columns-repeated="3"/>
        </table:table-row>
        <table:table-row table:style-name="ro2">
          <table:table-cell table:style-name="ce33" table:number-columns-repeated="4"/>
        </table:table-row>
      </table:table>
      <table:table table:name="Graphs" table:style-name="ta1">
        <table:shapes>
          <draw:frame draw:z-index="0" draw:style-name="gr1" draw:text-style-name="P1" svg:width="639.98pt" svg:height="410.34pt" svg:x="61.68pt" svg:y="178.44pt">
            <draw:object draw:notify-on-update-of-ranges="Weapons.A21:Weapons.A29 Weapons.E20:Weapons.E20 Weapons.E21:Weapons.E29 Weapons.F20:Weapons.F20 Weapons.F21:Weapons.F29 Weapons.G20:Weapons.G20 Weapons.G21:Weapons.G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9.18pt" svg:height="408.02pt" svg:x="767.23pt" svg:y="178.5pt">
            <draw:object draw:notify-on-update-of-ranges="Weapons.A5:Weapons.A13 Weapons.E4:Weapons.E4 Weapons.E5:Weapons.E13 Weapons.F4:Weapons.F4 Weapons.F5:Weapons.F13 Weapons.G4:Weapons.G4 Weapons.G5:Weapons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Weapons.I4:Weapons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1:56:59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12T02:00:29.224000000</dc:date>
    <meta:editing-duration>PT1H27M28S</meta:editing-duration>
    <meta:editing-cycles>59</meta:editing-cycles>
    <meta:generator>LibreOffice/6.2.0.3$Windows_X86_64 LibreOffice_project/98c6a8a1c6c7b144ce3cc729e34964b47ce25d62</meta:generator>
    <meta:document-statistic meta:table-count="3" meta:cell-count="4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78cm" svg:height="14.477cm" xlink:href=".." xlink:type="simple" chart:class="chart:line" chart:style-name="ch1">
        <chart:title svg:x="8.044cm" svg:y="0.425cm" chart:style-name="ch2">
          <text:p>DPM for Rebalanced Weeapons</text:p>
        </chart:title>
        <chart:legend chart:legend-position="end" svg:x="19.699cm" svg:y="6.441cm" style:legend-expansion="high" chart:style-name="ch3"/>
        <chart:plot-area chart:style-name="ch4" table:cell-range-address="Weapons.A21:Weapons.A29 Weapons.E20:Weapons.G29" chart:data-source-has-labels="both" svg:x="0.451cm" svg:y="1.493cm" svg:width="18.797cm" svg:height="12.695cm">
          <chartooo:coordinate-region svg:x="1.628cm" svg:y="1.692cm" svg:width="16.666cm" svg:height="11.849cm"/>
          <chart:axis chart:dimension="x" chart:name="primary-x" chart:style-name="ch5" chartooo:axis-type="auto">
            <chartooo:date-scale/>
            <chart:categories table:cell-range-address="Weapons.A21:Weapons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eapons.E21:Weapons.E29" chart:label-cell-address="Weapons.E20:Weapons.E20" chart:class="chart:line">
            <chart:data-point chart:repeated="9"/>
          </chart:series>
          <chart:series chart:style-name="ch9" chart:values-cell-range-address="Weapons.F21:Weapons.F29" chart:label-cell-address="Weapons.F20:Weapons.F20" chart:class="chart:line">
            <chart:data-point chart:repeated="9"/>
          </chart:series>
          <chart:series chart:style-name="ch10" chart:values-cell-range-address="Weapons.G21:Weapons.G29" chart:label-cell-address="Weapons.G20:Weapons.G2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M</text:p>
                <draw:g>
                  <svg:desc>Weapons.E20:Weapons.E20</svg:desc>
                </draw:g>
              </table:table-cell>
              <table:table-cell office:value-type="string">
                <text:p>Avg DPM</text:p>
                <draw:g>
                  <svg:desc>Weapons.F20:Weapons.F20</svg:desc>
                </draw:g>
              </table:table-cell>
              <table:table-cell office:value-type="string">
                <text:p>Max DPM</text:p>
                <draw:g>
                  <svg:desc>Weapons.G20:Weapons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1:Weapons.A29</svg:desc>
                </draw:g>
              </table:table-cell>
              <table:table-cell office:value-type="float" office:value="1050">
                <text:p>1050</text:p>
                <draw:g>
                  <svg:desc>Weapons.E21:Weapons.E29</svg:desc>
                </draw:g>
              </table:table-cell>
              <table:table-cell office:value-type="float" office:value="5775">
                <text:p>5775</text:p>
                <draw:g>
                  <svg:desc>Weapons.F21:Weapons.F29</svg:desc>
                </draw:g>
              </table:table-cell>
              <table:table-cell office:value-type="float" office:value="10500">
                <text:p>10500</text:p>
                <draw:g>
                  <svg:desc>Weapons.G21:Weapons.G29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3125">
                <text:p>13125</text:p>
              </table:table-cell>
              <table:table-cell office:value-type="float" office:value="26250">
                <text:p>26250</text:p>
              </table:table-cell>
              <table:table-cell office:value-type="float" office:value="39375">
                <text:p>3937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1312.5">
                <text:p>1312.5</text:p>
              </table:table-cell>
              <table:table-cell office:value-type="float" office:value="2625">
                <text:p>2625</text:p>
              </table:table-cell>
              <table:table-cell office:value-type="float" office:value="3937.5">
                <text:p>3937.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25">
                <text:p>1225</text:p>
              </table:table-cell>
              <table:table-cell office:value-type="float" office:value="2450">
                <text:p>2450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4507.31707317073">
                <text:p>4507.31707317073</text:p>
              </table:table-cell>
              <table:table-cell office:value-type="float" office:value="9014.63414634146">
                <text:p>9014.63414634146</text:p>
              </table:table-cell>
              <table:table-cell office:value-type="float" office:value="13521.9512195122">
                <text:p>13521.9512195122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725">
                <text:p>4725</text:p>
              </table:table-cell>
              <table:table-cell office:value-type="float" office:value="9450">
                <text:p>9450</text:p>
              </table:table-cell>
              <table:table-cell office:value-type="float" office:value="14175">
                <text:p>1417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8884.61538461539">
                <text:p>8884.61538461539</text:p>
              </table:table-cell>
              <table:table-cell office:value-type="float" office:value="17769.2307692308">
                <text:p>17769.2307692308</text:p>
              </table:table-cell>
              <table:table-cell office:value-type="float" office:value="26653.8461538462">
                <text:p>26653.8461538462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6800">
                <text:p>16800</text:p>
              </table:table-cell>
              <table:table-cell office:value-type="float" office:value="33600">
                <text:p>33600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1900">
                <text:p>11900</text:p>
              </table:table-cell>
              <table:table-cell office:value-type="float" office:value="23800">
                <text:p>23800</text:p>
              </table:table-cell>
              <table:table-cell office:value-type="float" office:value="35700">
                <text:p>35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5cm" svg:height="14.395cm" xlink:href=".." xlink:type="simple" chart:class="chart:line" chart:style-name="ch1">
        <chart:title svg:x="8.652cm" svg:y="0.423cm" chart:style-name="ch2">
          <text:p>DPM for Vanilla Weapons</text:p>
        </chart:title>
        <chart:legend chart:legend-position="end" svg:x="19.671cm" svg:y="6.4cm" style:legend-expansion="high" chart:style-name="ch3"/>
        <chart:plot-area chart:style-name="ch4" table:cell-range-address="Weapons.A5:Weapons.A13 Weapons.E4:Weapons.G13" chart:data-source-has-labels="both" svg:x="0.451cm" svg:y="1.489cm" svg:width="18.769cm" svg:height="12.619cm">
          <chartooo:coordinate-region svg:x="1.628cm" svg:y="1.688cm" svg:width="16.638cm" svg:height="11.773cm"/>
          <chart:axis chart:dimension="x" chart:name="primary-x" chart:style-name="ch5" chartooo:axis-type="auto">
            <chartooo:date-scale/>
            <chart:categories table:cell-range-address="Weapons.A5:Weapons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eapons.E5:Weapons.E13" chart:label-cell-address="Weapons.E4:Weapons.E4" chart:class="chart:line">
            <chart:data-point chart:repeated="9"/>
          </chart:series>
          <chart:series chart:style-name="ch9" chart:values-cell-range-address="Weapons.F5:Weapons.F13" chart:label-cell-address="Weapons.F4:Weapons.F4" chart:class="chart:line">
            <chart:data-point chart:repeated="9"/>
          </chart:series>
          <chart:series chart:style-name="ch10" chart:values-cell-range-address="Weapons.G5:Weapons.G13" chart:label-cell-address="Weapons.G4:Weapons.G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M</text:p>
                <draw:g>
                  <svg:desc>Weapons.E4:Weapons.E4</svg:desc>
                </draw:g>
              </table:table-cell>
              <table:table-cell office:value-type="string">
                <text:p>Avg DPM</text:p>
                <draw:g>
                  <svg:desc>Weapons.F4:Weapons.F4</svg:desc>
                </draw:g>
              </table:table-cell>
              <table:table-cell office:value-type="string">
                <text:p>Max DPM</text:p>
                <draw:g>
                  <svg:desc>Weapons.G4:Weapons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050">
                <text:p>1050</text:p>
                <draw:g>
                  <svg:desc>Weapons.E5:Weapons.E13</svg:desc>
                </draw:g>
              </table:table-cell>
              <table:table-cell office:value-type="float" office:value="5775">
                <text:p>5775</text:p>
                <draw:g>
                  <svg:desc>Weapons.F5:Weapons.F13</svg:desc>
                </draw:g>
              </table:table-cell>
              <table:table-cell office:value-type="float" office:value="10500">
                <text:p>10500</text:p>
                <draw:g>
                  <svg:desc>Weapons.G5:Weapons.G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470.58823529412">
                <text:p>2470.58823529412</text:p>
              </table:table-cell>
              <table:table-cell office:value-type="float" office:value="13588.2352941176">
                <text:p>13588.2352941176</text:p>
              </table:table-cell>
              <table:table-cell office:value-type="float" office:value="24705.8823529412">
                <text:p>24705.8823529412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47.058823529412">
                <text:p>247.058823529412</text:p>
              </table:table-cell>
              <table:table-cell office:value-type="float" office:value="1358.82352941176">
                <text:p>1358.82352941176</text:p>
              </table:table-cell>
              <table:table-cell office:value-type="float" office:value="2470.58823529412">
                <text:p>2470.58823529412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750">
                <text:p>750</text:p>
              </table:table-cell>
              <table:table-cell office:value-type="float" office:value="1500">
                <text:p>15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1986.48648648649">
                <text:p>1986.48648648649</text:p>
              </table:table-cell>
              <table:table-cell office:value-type="float" office:value="3972.97297297297">
                <text:p>3972.97297297297</text:p>
              </table:table-cell>
              <table:table-cell office:value-type="float" office:value="5959.45945945946">
                <text:p>5959.45945945946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2625">
                <text:p>2625</text:p>
              </table:table-cell>
              <table:table-cell office:value-type="float" office:value="5250">
                <text:p>5250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3868.42105263158">
                <text:p>3868.42105263158</text:p>
              </table:table-cell>
              <table:table-cell office:value-type="float" office:value="7736.84210526316">
                <text:p>7736.84210526316</text:p>
              </table:table-cell>
              <table:table-cell office:value-type="float" office:value="11605.2631578947">
                <text:p>11605.2631578947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5540">
                <text:p>15540</text:p>
              </table:table-cell>
              <table:table-cell office:value-type="float" office:value="22890">
                <text:p>22890</text:p>
              </table:table-cell>
              <table:table-cell office:value-type="float" office:value="30240">
                <text:p>30240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3500">
                <text:p>3500</text:p>
              </table:table-cell>
              <table:table-cell office:value-type="float" office:value="15750">
                <text:p>15750</text:p>
              </table:table-cell>
              <table:table-cell office:value-type="float" office:value="28000">
                <text:p>2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